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3.5549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7771in" style:rel-column-width="32767*"/>
    </style:style>
    <style:style style:name="Table2.A1" style:family="table-cell">
      <style:table-cell-properties fo:padding-left="0.075in" fo:padding-right="0.075in" fo:padding-top="0in" fo:padding-bottom="0in" fo:border="0.5pt solid #000001"/>
    </style:style>
    <style:style style:name="Table1" style:family="table">
      <style:table-properties style:width="1.627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627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A3" style:family="table-cell">
      <style:table-cell-properties fo:background-color="#cccccc" fo:padding-left="0.0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" fo:font-size="10.5pt" style:font-size-asian="10.5pt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officeooo:rsid="0012121d" officeooo:paragraph-rsid="0012121d" style:font-size-asian="10.5pt" style:font-size-complex="10.5pt"/>
    </style:style>
    <style:style style:name="P4" style:family="paragraph" style:parent-style-name="Standard">
      <style:text-properties fo:font-size="10.5pt" officeooo:paragraph-rsid="0012121d" style:font-size-asian="10.5pt" style:font-size-complex="10.5pt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fo:font-size="10.5pt" style:font-size-asian="10.5pt" style:font-size-complex="10.5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10b60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121d" style:font-style-asian="italic" style:font-style-complex="italic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S241 <text:s text:c="2"/>Lawrence Angrave L</text:span><text:span text:style-name="T2">21</text:span><text:span text:style-name="T1"> – </text:span><text:span text:style-name="T2">Virtual</text:span><text:span text:style-name="T1"> Memory and IPC</text:span></text:p>
      <text:p text:style-name="P1"/>
      <text:p text:style-name="P2">What is a page table? How is it used?</text:p>
      <text:p text:style-name="P2"/>
      <text:p text:style-name="P2"><draw:frame draw:style-name="fr1" draw:name="Frame2" text:anchor-type="paragraph" svg:x="1.2634in" svg:y="0.039in" svg:width="3.5772in" style:rel-width="45%" draw:z-index="0"><draw:text-box fo:min-height="0in"><table:table table:name="Table2" table:style-name="Table2"><table:table-column table:style-name="Table2.A" table:number-columns-repeated="2"/><table:table-row><table:table-cell table:style-name="Table2.A1" office:value-type="string"><text:p text:style-name="Standard"><draw:frame draw:style-name="fr2" draw:name="Frame1" text:anchor-type="paragraph" svg:x="4.8063in" svg:y="-0.2366in" svg:width="0.0161in" style:rel-width="100%" draw:z-index="1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Standard">My $$ RAM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1" office:value-type="string"><text:p text:style-name="Standard">....</text:p></table:table-cell></table:table-row></table:table></draw:text-box></draw:frame>20 bits <text:s text:c="5"/></text:p></table:table-cell><table:table-cell table:style-name="Table2.A1" office:value-type="string"><text:p text:style-name="Standard">12 bits</text:p></table:table-cell></table:table-row></table:table></draw:text-box></draw:frame>Virtual MemoryAddress:</text:p>
      <text:p text:style-name="P2"/>
      <text:p text:style-name="P4"/>
      <text:p text:style-name="P2"/>
      <text:p text:style-name="P2"/>
      <text:p text:style-name="P2"/>
      <text:p text:style-name="P2">For a 32 bit system if each page is 4KB. How many entries are there? How many bytes are required to store the entire page table?</text:p>
      <text:p text:style-name="P2"/>
      <text:p text:style-name="P2"/>
      <text:p text:style-name="P2"/>
      <text:p text:style-name="P2"/>
      <text:p text:style-name="P2">Using the above page design, how many memory reads are required to read a byte at address 0x200 ?</text:p>
      <text:p text:style-name="P2"/>
      <text:p text:style-name="P2"/>
      <text:p text:style-name="P2"/>
      <text:p text:style-name="P2"/>
      <text:p text:style-name="P2">Using the two-level page table with page size 4KB, how many memory reads are required to read a byte at address 0x200 ?</text:p>
      <text:p text:style-name="P2"/>
      <text:p text:style-name="P2"/>
      <text:p text:style-name="P2"/>
      <text:p text:style-name="P2">What is an TLB? Why is it useful? How is it used?</text:p>
      <text:p text:style-name="P4"/>
      <text:p text:style-name="P2">How much memory does a 2 level page table require (assume data segment requirement requires 2 pages and the stack requires 2 pages; assume each entry in the directory contains 1024 page entries and each entry is 4 bytes)</text:p>
      <text:p text:style-name="P2"/>
      <text:p text:style-name="P2">Virtual MemoryAddres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y might a page be missing in memory? Where can it be found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at is the dirty bit? Why is it useful?</text:p>
      <text:p text:style-name="P2"/>
      <text:p text:style-name="P2">What else can we store about each page?</text:p>
      <text:p text:style-name="P2"/>
      <text:p text:style-name="P2"/>
      <text:p text:style-name="P2"><text:soft-page-break/></text:p>
      <text:p text:style-name="P2"/>
      <text:p text:style-name="P2">Can two processes shared the same piece of RAM?</text:p>
      <text:p text:style-name="P2">Why is this useful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>Practice Interview Question: What is IPC? <text:s/>Give some examples and explain how they work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mdahl's law &amp; mpmerge challenge</text:p>
      <text:p text:style-name="P2"/>
      <text:p text:style-name="P2"/>
      <text:p text:style-name="P2">What is the "global lock" solution to Dining Philosophers? Which Coffman condition does it preven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AR PL UMing HK" style:font-size-asian="12pt" style:language-asian="en" style:country-asian="US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 PL UMing HK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641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A</meta:initial-creator>
    <dc:creator>Lawrence Angrave</dc:creator>
    <meta:editing-cycles>6</meta:editing-cycles>
    <meta:print-date>2015-10-12T11:19:34.475063231</meta:print-date>
    <meta:creation-date>2014-10-15T15:04:00</meta:creation-date>
    <dc:date>2015-10-21T11:28:00.877913670</dc:date>
    <meta:editing-duration>PT19S</meta:editing-duration>
    <meta:generator>LibreOffice/4.2.8.2$Linux_X86_64 LibreOffice_project/420$Build-2</meta:generator>
    <meta:printed-by>Lawrence Angrave</meta:printed-by>
    <meta:document-statistic meta:table-count="2" meta:image-count="0" meta:object-count="0" meta:page-count="2" meta:paragraph-count="31" meta:word-count="245" meta:character-count="1305" meta:non-whitespace-character-count="1081"/>
    <meta:user-defined meta:name="AppVersion">12.0000</meta:user-defined>
    <meta:user-defined meta:name="Company">Uo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